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948b3" officeooo:paragraph-rsid="001948b3"/>
    </style:style>
    <style:style style:name="P2" style:family="paragraph" style:parent-style-name="Standard">
      <style:paragraph-properties fo:line-height="115%"/>
      <style:text-properties officeooo:rsid="001948b3" officeooo:paragraph-rsid="001948b3"/>
    </style:style>
    <style:style style:name="P3" style:family="paragraph" style:parent-style-name="Heading_20_3">
      <style:text-properties officeooo:rsid="001948b3" officeooo:paragraph-rsid="001948b3"/>
    </style:style>
    <style:style style:name="P4" style:family="paragraph" style:parent-style-name="Heading_20_3">
      <style:text-properties officeooo:rsid="0019dffc" officeooo:paragraph-rsid="0019dffc"/>
    </style:style>
    <style:style style:name="P5" style:family="paragraph" style:parent-style-name="Text_20_body" style:list-style-name="L1">
      <style:text-properties officeooo:rsid="001948b3" officeooo:paragraph-rsid="001948b3"/>
    </style:style>
    <style:style style:name="P6" style:family="paragraph" style:parent-style-name="Text_20_body">
      <style:text-properties officeooo:rsid="001948b3" officeooo:paragraph-rsid="0019dffc"/>
    </style:style>
    <style:style style:name="P7" style:family="paragraph" style:parent-style-name="Text_20_body" style:list-style-name="L2">
      <style:text-properties officeooo:paragraph-rsid="0019dffc"/>
    </style:style>
    <style:style style:name="P8" style:family="paragraph" style:parent-style-name="Text_20_body" style:list-style-name="L2">
      <style:text-properties officeooo:rsid="0019dffc" officeooo:paragraph-rsid="0019dffc"/>
    </style:style>
    <style:style style:name="P9" style:family="paragraph" style:parent-style-name="Text_20_body">
      <style:text-properties officeooo:rsid="0019dffc" officeooo:paragraph-rsid="0019dffc"/>
    </style:style>
    <style:style style:name="P10" style:family="paragraph" style:parent-style-name="Text_20_body" style:list-style-name="L1">
      <style:text-properties officeooo:rsid="0019dffc" officeooo:paragraph-rsid="0019dffc"/>
    </style:style>
    <style:style style:name="P11" style:family="paragraph" style:parent-style-name="Text_20_body">
      <style:text-properties officeooo:paragraph-rsid="0019dffc"/>
    </style:style>
    <style:style style:name="T1" style:family="text">
      <style:text-properties fo:font-weight="bold" style:font-weight-asian="bold" style:font-weight-complex="bold"/>
    </style:style>
    <style:style style:name="T2" style:family="text">
      <style:text-properties fo:font-weight="bold" officeooo:rsid="0019dffc" style:font-weight-asian="bold" style:font-weight-complex="bold"/>
    </style:style>
    <style:style style:name="T3" style:family="text">
      <style:text-properties officeooo:rsid="0019dffc"/>
    </style:style>
    <style:style style:name="T4" style:family="text">
      <style:text-properties fo:font-style="italic" style:font-style-asian="italic" style:font-style-complex="italic"/>
    </style:style>
    <style:style style:name="T5" style:family="text">
      <style:text-properties fo:font-style="italic" officeooo:rsid="0019dff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9dffc" style:font-style-asian="normal" style:font-style-complex="normal"/>
    </style:style>
    <style:style style:name="T8" style:family="text">
      <style:text-properties officeooo:rsid="001a6134"/>
    </style:style>
    <style:style style:name="T9" style:family="text">
      <style:text-properties officeooo:rsid="001c397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obert Nick Vandemark</text:p>
      <text:p text:style-name="P2">ENPM690 Project Proposal</text:p>
      <text:p text:style-name="P2">10 Mar 2023</text:p>
      <text:p text:style-name="P2"><text:a xlink:type="simple" xlink:href="mailto:nickvand@umd.edu" text:style-name="Internet_20_link" text:visited-style-name="Visited_20_Internet_20_Link">nickvand@umd.edu</text:a></text:p>
      <text:p text:style-name="P2"/>
      <text:h text:style-name="P3" text:outline-level="3">Project Name</text:h>
      <text:p text:style-name="P1">RON, an acronym for ‘Robot of Nodes’.</text:p>
      <text:h text:style-name="P3" text:outline-level="3">Team Members</text:h>
      <text:p text:style-name="P1">None, just myself.</text:p>
      <text:h text:style-name="P3" text:outline-level="3">Abstract / Introduction</text:h>
      <text:p text:style-name="P1"><text:tab/>RON is an idea inspired by <text:a xlink:type="simple" xlink:href="https://www.linkedin.com/posts/richard-hulskes_freesn-a-freeform-strut-node-structured-activity-7022073359785967616-n129?utm_source=li_share&amp;utm_content=feedcontent&amp;utm_medium=g_mb_web&amp;utm_campaign=copy" text:style-name="Internet_20_link" text:visited-style-name="Visited_20_Internet_20_Link">a video I saw on LinkedIn</text:a> that I wanted to replicate a version of, but it uses robot learning techniques to optimize higher-level orchestration and custom motion planning and control techniques to implement lower-level commands. The ‘robot’ consists of N independent robotic nodes and M independent bridge nodes (which are really just magnetic spheres that the robotic nodes use to at/detach to, not robotic actors themselves). The system can then learn how to orchestrate motion of the robotic nodes, utilizing the other robotic nodes and the bridge nodes, to reach a goal with some quantifiable metric that can be optimized. For example, there can be simple tasks such as the nodes stacking to reach a certain height by any means, or more complex tasks such as the collection of nodes creating a general shape and then following a path as a conglomerate mobile robot.</text:p>
      <text:h text:style-name="P3" text:outline-level="3">Objective</text:h>
      <text:p text:style-name="P1">I imagine <text:span text:style-name="T3">three</text:span> main goals <text:span text:style-name="T3">for myself</text:span>:</text:p>
      <text:list xml:id="list1505070308" text:style-name="L1">
        <text:list-item>
          <text:p text:style-name="P5">Learning how to integrate machine learning into a large-scale project by supporting both an automated ‘learning’ mode, where it learns how to optimize its behavior autonomously, and a ‘production’ mode, where it executes the behavior it has learned.</text:p>
        </text:list-item>
        <text:list-item>
          <text:p text:style-name="P5">Improving my skills with ROS2 control in general, such as deploying controllers and visualization with a variable number of robotic actors, and dynamically (de)activating controllers depending on the current control problem (differential-drive control, omni-directional control, etc).</text:p>
        </text:list-item>
        <text:list-item>
          <text:p text:style-name="P10">Exploring the performance limits of the chosen machine learning algorithm as the complexity of the desired behavior increases.</text:p>
        </text:list-item>
      </text:list>
      <text:h text:style-name="P3" text:outline-level="3">Methodology</text:h>
      <text:p text:style-name="P1"><text:tab/>Development began earlier this semester in anticipation of pursuing this task for this project, and is hosted on GitHub <text:a xlink:type="simple" xlink:href="https://github.com/rnvandemark/ron.git" text:style-name="Internet_20_link" text:visited-style-name="Visited_20_Internet_20_Link">here</text:a>. The approach will be built on top of ROS2, and will largely use C++ and perhaps Python where necessary. Visualization will be supported via Gazebo and RViz for ROS2. Some low-level control will be accomplished with open source solutions such as the ROS2 control <text:soft-page-break/>differential drive controller found <text:a xlink:type="simple" xlink:href="https://github.com/ros-controls/ros2_controllers/tree/galactic/diff_drive_controller" text:style-name="Internet_20_link" text:visited-style-name="Visited_20_Internet_20_Link">here</text:a>, but some will likely be custom solutions (for example, multiple robotic nodes attached to a single bridge node can be modeled as a conglomerate omni-directional robot, but this <text:span text:style-name="T3">singleton </text:span>controller would have to know about all the robotic nodes’ command interfaces to be able to dynamically switch between them, and there is no open-source solution to this).</text:p>
      <text:p text:style-name="P6"><text:tab/>As mentioned previously, machine learning will be used to optimize the <text:span text:style-name="T3">higher-level requests, and the lower-level controllers are responsible for executing this intelligence’s higher-level commands. As to what exactly these will be are still to be determined (and perhaps could be dynamically configurable), but they might be at a level of abstraction comparable to the following:</text:span></text:p>
      <text:list xml:id="list2325606044" text:style-name="L2">
        <text:list-item>
          <text:p text:style-name="P7"><text:span text:style-name="T3">At/Detach robot node </text:span><text:span text:style-name="T5">i</text:span><text:span text:style-name="T7"> to bridge node </text:span><text:span text:style-name="T5">j</text:span></text:p>
        </text:list-item>
        <text:list-item>
          <text:p text:style-name="P8"><text:span text:style-name="T6">Move a robot node </text:span><text:span text:style-name="T4">i</text:span><text:span text:style-name="T6"> that is not currently attached to a bridge node to a 3-DoF Cartesian pose (</text:span><text:span text:style-name="T4">x</text:span><text:span text:style-name="T6">, </text:span><text:span text:style-name="T4">y</text:span><text:span text:style-name="T6">, </text:span><text:span text:style-name="T4">gamma</text:span><text:span text:style-name="T6">)</text:span></text:p>
        </text:list-item>
        <text:list-item>
          <text:p text:style-name="P7"><text:span text:style-name="T7">Move robot node </text:span><text:span text:style-name="T5">i</text:span><text:span text:style-name="T7"> to the 2-DoF polar coordinates (</text:span><text:span text:style-name="T5">theta</text:span><text:span text:style-name="T7">, </text:span><text:span text:style-name="T5">psi</text:span><text:span text:style-name="T7">) of the bridge node it is currently attached to</text:span></text:p>
        </text:list-item>
      </text:list>
      <text:p text:style-name="P11"><text:span text:style-name="T5"><text:tab/></text:span><text:span text:style-name="T7">To accomplish this learning, a genetic algorithm will be employed. When this system is in its ‘learning’ mode, the exact implementation is to be determined, but could be a ROS2 node which hosts a server for a custom action that simulates the performance of a given generation of solutions. Then perhaps this same ROS2 node hosts a server for a custom service which handles the crossover and mutation operations. The configuration of these operations can be tuneable via the parameters of the ROS2 node, enabling learning for any set of state parameters and corresponding fitness function. The details of the implementation are to be determined, but definitely fits into an application based on ROS2.</text:span></text:p>
      <text:p text:style-name="P6"><text:tab/><text:span text:style-name="T3">With all of that said, this is obviously a rather ambitious goal, especially when considering the motion planning and navigation control utilities that would be required for a full-fledged simulation. So, the bare minimum objective is to implement the machine learning strategy in a demonstrable manner (learning and applying the learned behavior to some sort of simulated system).</text:span></text:p>
      <text:h text:style-name="P4" text:outline-level="3">Tools</text:h>
      <text:p text:style-name="P9">Many of the tools that are being employed have been discussed above. Notably, these are the ROS2 stack, the ROS2 control packages, <text:span text:style-name="T8">and </text:span>Gazebo and RViz for ROS2. <text:span text:style-name="T9">For now, the scope of this project will remain entirely in simulation, so now expected use of hardware.</text:span></text:p>
      <text:h text:style-name="P3" text:outline-level="3">Links</text:h>
      <text:p text:style-name="P1"><text:span text:style-name="T1">The LinkedIn video URL:</text:span> <text:a xlink:type="simple" xlink:href="https://www.linkedin.com/posts/richard-hulskes_freesn-a-freeform-strut-node-structured-activity-7022073359785967616-n129?utm_source=li_share&amp;utm_content=feedcontent&amp;utm_medium=g_mb_web&amp;utm_campaign=copy" text:style-name="Internet_20_link" text:visited-style-name="Visited_20_Internet_20_Link">https://www.linkedin.com/posts/richard-hulskes_freesn-a-freeform-strut-node-structured-activity-7022073359785967616-n129?utm_source=li_share&amp;utm_content=feedcontent&amp;utm_medium=g_mb_web&amp;utm_campaign=copy</text:a></text:p>
      <text:p text:style-name="P1"><text:span text:style-name="T1">GitHub repository:</text:span> <text:a xlink:type="simple" xlink:href="https://github.com/rnvandemark/ron.git" text:style-name="Internet_20_link" text:visited-style-name="Visited_20_Internet_20_Link">https://github.com/rnvandemark/ron.git</text:a></text:p>
      <text:p text:style-name="P1"><text:span text:style-name="T1">ROS2 </text:span><text:span text:style-name="T2">control </text:span><text:span text:style-name="T1">differential drive controller: </text:span>https://github.com/ros-controls/ros2_controllers/tree/galactic/diff_drive_controll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9T19:45:11.815323379</meta:creation-date>
    <dc:date>2023-03-09T22:21:43.452805970</dc:date>
    <meta:editing-duration>PT2H30M14S</meta:editing-duration>
    <meta:editing-cycles>4</meta:editing-cycles>
    <meta:generator>LibreOffice/7.4.5.1$Linux_X86_64 LibreOffice_project/40$Build-1</meta:generator>
    <meta:document-statistic meta:table-count="0" meta:image-count="0" meta:object-count="0" meta:page-count="2" meta:paragraph-count="29" meta:word-count="750" meta:character-count="4988" meta:non-whitespace-character-count="4268"/>
  </office:meta>
</office:document-meta>
</file>